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paragraph-rsid="00a65943" style:font-size-asian="12pt" style:font-size-complex="12pt"/>
    </style:style>
    <style:style style:name="P3" style:family="paragraph" style:parent-style-name="Title">
      <style:paragraph-properties fo:margin-top="0cm" fo:margin-bottom="0.199cm" loext:contextual-spacing="false" fo:line-height="115%" fo:text-align="end" style:justify-single-word="false" fo:break-before="page"/>
      <style:text-properties style:font-name="Times New Roman" fo:font-size="12pt" officeooo:paragraph-rsid="00a65943" style:font-size-asian="12pt" style:font-size-complex="12pt"/>
    </style:style>
    <style:style style:name="P4" style:family="paragraph" style:parent-style-name="Text_20_body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00ffe86" officeooo:paragraph-rsid="000ffe86" style:font-size-asian="12pt" style:font-size-complex="12pt"/>
    </style:style>
    <style:style style:name="P5" style:family="paragraph" style:parent-style-name="Text_20_body" style:list-style-name="L1">
      <style:paragraph-properties fo:line-height="115%" fo:text-align="justify" style:justify-single-word="false"/>
      <style:text-properties fo:font-size="12pt" officeooo:rsid="017e9dca" officeooo:paragraph-rsid="017e9dca" style:font-size-asian="12pt" style:font-size-complex="12pt"/>
    </style:style>
    <style:style style:name="P6" style:family="paragraph" style:parent-style-name="Text_20_body" style:list-style-name="L1">
      <style:paragraph-properties fo:line-height="115%" fo:text-align="justify" style:justify-single-word="false"/>
      <style:text-properties fo:font-size="12pt" officeooo:rsid="017e9dca" officeooo:paragraph-rsid="0189e1f2" style:font-size-asian="12pt" style:font-size-complex="12pt"/>
    </style:style>
    <style:style style:name="P7" style:family="paragraph" style:parent-style-name="Text_20_body" style:list-style-name="L2">
      <style:paragraph-properties fo:line-height="115%" fo:text-align="justify" style:justify-single-word="false"/>
      <style:text-properties fo:font-size="12pt" officeooo:rsid="017e9dca" officeooo:paragraph-rsid="018063ef" style:font-size-asian="12pt" style:font-size-complex="12pt"/>
    </style:style>
    <style:style style:name="P8" style:family="paragraph" style:parent-style-name="Text_20_body" style:list-style-name="L1">
      <style:paragraph-properties fo:line-height="115%" fo:text-align="justify" style:justify-single-word="false"/>
      <style:text-properties fo:font-size="12pt" officeooo:rsid="018063ef" officeooo:paragraph-rsid="018063ef" style:font-size-asian="12pt" style:font-size-complex="12pt"/>
    </style:style>
    <style:style style:name="P9" style:family="paragraph" style:parent-style-name="Text_20_body" style:list-style-name="L2">
      <style:paragraph-properties fo:line-height="115%" fo:text-align="justify" style:justify-single-word="false"/>
      <style:text-properties fo:font-size="12pt" officeooo:rsid="0182976c" officeooo:paragraph-rsid="0182976c" style:font-size-asian="12pt" style:font-size-complex="12pt"/>
    </style:style>
    <style:style style:name="P10" style:family="paragraph" style:parent-style-name="Text_20_body" style:list-style-name="L1">
      <style:paragraph-properties fo:line-height="115%" fo:text-align="justify" style:justify-single-word="false"/>
      <style:text-properties fo:font-size="12pt" officeooo:rsid="018b963c" officeooo:paragraph-rsid="018b963c" style:font-size-asian="12pt" style:font-size-complex="12pt"/>
    </style:style>
    <style:style style:name="P11" style:family="paragraph" style:parent-style-name="Text_20_body" style:list-style-name="L1">
      <style:paragraph-properties fo:line-height="115%" fo:text-align="justify" style:justify-single-word="false"/>
      <style:text-properties fo:font-size="12pt" officeooo:rsid="018d9a02" officeooo:paragraph-rsid="018d9a02" style:font-size-asian="12pt" style:font-size-complex="12pt"/>
    </style:style>
    <style:style style:name="P12" style:family="paragraph" style:parent-style-name="Text_20_body" style:list-style-name="L1">
      <style:paragraph-properties fo:line-height="115%" fo:text-align="justify" style:justify-single-word="false"/>
      <style:text-properties officeooo:rsid="018167a0" officeooo:paragraph-rsid="018167a0"/>
    </style:style>
    <style:style style:name="P13" style:family="paragraph" style:parent-style-name="Heading_20_1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rsid="017e9dca" officeooo:paragraph-rsid="017e9dca" style:font-size-asian="12pt" style:font-size-complex="12pt"/>
    </style:style>
    <style:style style:name="P14" style:family="paragraph" style:parent-style-name="Heading_20_2">
      <style:paragraph-properties fo:line-height="115%" fo:text-align="justify" style:justify-single-word="false"/>
      <style:text-properties fo:font-size="12pt" style:font-size-asian="12pt" style:font-size-complex="12pt"/>
    </style:style>
    <style:style style:name="P15" style:family="paragraph" style:parent-style-name="Heading_20_2">
      <style:paragraph-properties fo:line-height="115%" fo:text-align="justify" style:justify-single-word="false"/>
      <style:text-properties fo:font-size="12pt" officeooo:rsid="017e9dca" officeooo:paragraph-rsid="017e9dca" style:font-size-asian="12pt" style:font-size-complex="12pt"/>
    </style:style>
    <style:style style:name="P16" style:family="paragraph" style:parent-style-name="Heading_20_2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1872991" style:font-size-asian="12pt" style:font-size-complex="12pt"/>
    </style:style>
    <style:style style:name="T3" style:family="text">
      <style:text-properties officeooo:rsid="017d68ba"/>
    </style:style>
    <style:style style:name="T4" style:family="text">
      <style:text-properties officeooo:rsid="017e9dca"/>
    </style:style>
    <style:style style:name="T5" style:family="text">
      <style:text-properties officeooo:rsid="018393d6"/>
    </style:style>
    <style:style style:name="T6" style:family="text">
      <style:text-properties officeooo:rsid="018585b3"/>
    </style:style>
    <style:style style:name="T7" style:family="text">
      <style:text-properties officeooo:rsid="0189e1f2"/>
    </style:style>
    <style:style style:name="T8" style:family="text">
      <style:text-properties officeooo:rsid="018a1777"/>
    </style:style>
    <style:style style:name="T9" style:family="text">
      <style:text-properties officeooo:rsid="018b963c"/>
    </style:style>
    <style:style style:name="T10" style:family="text">
      <style:text-properties officeooo:rsid="018ccf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Imagen"/>
        <text:sequence-decl text:display-outline-level="1" text:separation-character="." text:name="Imágen"/>
      </text:sequence-decls>
      <text:p text:style-name="P2"/>
      <text:p text:style-name="P3">CAP<text:span text:style-name="T5">Í</text:span>TULO <text:span text:style-name="T3">VI</text:span></text:p>
      <text:h text:style-name="P13" text:outline-level="1"><text:bookmark-start text:name="__RefHeading___Toc2496_487598608"/>CONCLUSIONES Y RECOMENDACIONES<text:bookmark-end text:name="__RefHeading___Toc2496_487598608"/></text:h>
      <text:h text:style-name="P16" text:outline-level="2"><text:bookmark-start text:name="__RefHeading___Toc2498_487598608"/>INTRODUCCIÓN<text:bookmark-end text:name="__RefHeading___Toc2498_487598608"/></text:h>
      <text:p text:style-name="P4">El objetivo del presente cap<text:span text:style-name="T5">í</text:span>tulo es <text:span text:style-name="T4">mostrar el análisis de la implementación del proyecto desarrollado.</text:span></text:p>
      <text:h text:style-name="P14" text:outline-level="2">C<text:span text:style-name="T4">ONCLUSIONES</text:span></text:h>
      <text:list xml:id="list1364294121761882714" text:style-name="L1">
        <text:list-item>
          <text:p text:style-name="P5">Se desarrollo e<text:span text:style-name="T7">n plenitud de</text:span>l sistema de <text:span text:style-name="T6">firma </text:span>digital para el Ministerio de Obras Públicas, Servicios y Vivienda.</text:p>
        </text:list-item>
        <text:list-item>
          <text:p text:style-name="P8">La obtención de datos de la firma digital incrustada en los documentos PDF se ha aplicado para documentos que <text:span text:style-name="T6">han sido</text:span> firma<text:span text:style-name="T6">dos.</text:span></text:p>
        </text:list-item>
        <text:list-item>
          <text:p text:style-name="P8">El <text:span text:style-name="T6">documento</text:span> PDF se visualizará sin ninguna firma o cuando contenga las firmas de <text:span text:style-name="T6">los signatarios.</text:span></text:p>
        </text:list-item>
        <text:list-item>
          <text:p text:style-name="P11">Se siguieron las especificaciones técnicas de la firma digital formuladas por la ATT.</text:p>
        </text:list-item>
        <text:list-item>
          <text:p text:style-name="P8">Tanto la incrustación de la firma digital como la del sello de tiempo dentro de los documentos PDF son tecnologías factibles.</text:p>
        </text:list-item>
        <text:list-item>
          <text:p text:style-name="P12"><text:span text:style-name="T1">Este sistema podr</text:span><text:span text:style-name="T2">á</text:span><text:span text:style-name="T1"> utilizar</text:span><text:span text:style-name="T2"> </text:span><text:span text:style-name="T1">en la agilización de los diversos trámites que se realizan en </text:span><text:span text:style-name="T2">el ministerio</text:span><text:span text:style-name="T1">, en donde se requiera firmar documentos oficiales, en distintos niveles de jerarquía, una autorización, un visto bueno, por ejemplo.</text:span></text:p>
        </text:list-item>
        <text:list-item>
          <text:p text:style-name="P6">La firma digital puede ser muy útil si lo que se requiere es integridad de la información, autenticación del emisor, si se requiere evitar el no repudio.</text:p>
        </text:list-item>
        <text:list-item>
          <text:p text:style-name="P6"><text:span text:style-name="T7">La</text:span> firma digital al ser una solución computacional permite reducir los cuellos de botella generados en procesos de trámites documentarios masivos, mediante la definición de políticas de uso.</text:p>
        </text:list-item>
        <text:list-item>
          <text:p text:style-name="P10">La inversión en el desarrollo del sistema proporciona ganancias económicas , obtenidas posteriormente a un tiempo corto de uso, siendo mas rentable que optar al ahorro.</text:p>
        </text:list-item>
      </text:list>
      <text:h text:style-name="P15" text:outline-level="2">RECOMENDACIONES</text:h>
      <text:list xml:id="list1576558755288207126" text:style-name="L2">
        <text:list-item>
          <text:p text:style-name="P7"><text:span text:style-name="T9">Es recomendable que </text:span>el proceso de firma digital de documentos PDF se debe proteger de mejor manera la información personal del firmante, por lo cual, se <text:soft-page-break/>recomienda el desarrollo de aplicaciones que eviten que se transfiera información privada, o lo menos posible, a través de la red manejándose esta en la máquina del cliente únicamente.</text:p>
        </text:list-item>
        <text:list-item>
          <text:p text:style-name="P9"><text:span text:style-name="T9">U</text:span>tilizar procedimientos web, pero lamentablemente las APIs criptográficas que presentan los navegadores son inexistentes o se encuentran en un estado muy primitivo de evolución. La W3C y la fundación mozilla están desarrollando el estándar DOMCrypt, aunque su elevación a recomendación W3C no está <text:span text:style-name="T8">terminada aun</text:span>.</text:p>
        </text:list-item>
        <text:list-item>
          <text:p text:style-name="P9"><text:span text:style-name="T10">O</text:span>pta<text:span text:style-name="T10">r</text:span> por desarrollar plugins <text:span text:style-name="T10">para</text:span> <text:span text:style-name="T10">los </text:span>navegador<text:span text:style-name="T10">es</text:span> por diversos métodos, ActiveX, Java, jws, npapi, etc. Sin embargo, esta solución no es perfecta porque no existe un método común para todos los navegadores existentes y porque introduce dependencias adicionales en los sistemas de los usuarios.</text:p>
        </text:list-item>
        <text:list-item>
          <text:p text:style-name="P9">Por último, también existe la posibilidad de usar aplicaciones helper, que se asocian a un determinado tipo mime para que el navegador las abra en el momento de efectuar la firm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mágen" style:family="paragraph" style:parent-style-name="Caption"/>
    <style:style style:name="Imagen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style:shadow="none" draw:shadow-opacity="100%">
        <style:columns fo:column-count="1" fo:column-gap="0cm"/>
      </style:graphic-properties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3cm" fo:margin-bottom="3cm" fo:margin-left="3cm" fo:margin-right="3cm" style:shadow="none" style:writing-mode="lr-tb" style:footnote-max-height="0.499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10-20T06:27:53.154111196</meta:creation-date>
    <dc:date>2015-11-27T07:04:41.459377685</dc:date>
    <meta:editing-duration>PT15H9M40S</meta:editing-duration>
    <meta:editing-cycles>144</meta:editing-cycles>
    <meta:generator>LibreOffice/5.0.3.2$Linux_X86_64 LibreOffice_project/00m0$Build-2</meta:generator>
    <meta:print-date>2015-11-11T07:44:22.811313167</meta:print-date>
    <meta:printed-by>armin </meta:printed-by>
    <dc:creator>armin </dc:creator>
    <meta:document-statistic meta:table-count="0" meta:image-count="0" meta:object-count="0" meta:page-count="3" meta:paragraph-count="20" meta:word-count="423" meta:character-count="2627" meta:non-whitespace-character-count="2241"/>
  </office:meta>
</office:document-meta>
</file>